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Helvetica, Arial, sans-serif"/>
    <style:font-face style:name="Source Sans Pro" svg:font-family="'Source Sans Pro', Helvetica, Arial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0404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0404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1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2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73a3c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1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222222" fo:font-size="12pt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373a3c" fo:font-size="11.25pt" fo:letter-spacing="normal" fo:font-style="normal" fo:font-weight="normal"/>
    </style:style>
    <style:style style:name="T4" style:family="text">
      <style:text-properties fo:font-variant="normal" fo:text-transform="none" fo:color="#373a3c" fo:letter-spacing="normal" fo:font-style="normal" fo:font-weight="normal"/>
    </style:style>
    <style:style style:name="T5" style:family="text">
      <style:text-properties fo:font-variant="normal" fo:text-transform="none" fo:color="#404040" style:font-name="Source Sans Pro" fo:font-size="13.5pt" fo:letter-spacing="normal" fo:font-style="normal" fo:font-weight="normal"/>
    </style:style>
    <style:style style:name="T6" style:family="text">
      <style:text-properties fo:font-variant="normal" fo:text-transform="none" fo:color="#404040" style:font-name="Source Sans Pro" fo:font-size="13.5pt" fo:letter-spacing="normal" fo:font-style="normal" fo:font-weight="bold"/>
    </style:style>
    <style:style style:name="T7" style:family="text">
      <style:text-properties fo:font-variant="normal" fo:text-transform="none" fo:color="#404040" style:font-name="Source Sans Pro" fo:letter-spacing="normal" fo:font-style="normal" fo:font-weight="normal"/>
    </style:style>
    <style:style style:name="T8" style:family="text">
      <style:text-properties fo:font-variant="normal" fo:text-transform="none" fo:color="#404040" style:font-name="Source Sans Pro" fo:letter-spacing="normal" fo:font-style="normal" fo:font-weight="bold"/>
    </style:style>
    <style:style style:name="T9" style:family="text">
      <style:text-properties fo:font-variant="normal" fo:text-transform="none" fo:color="#404040" style:font-name="Source Sans Pro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404040" style:font-name="Source Sans Pro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404040" fo:font-size="13.5pt" fo:letter-spacing="normal" fo:font-style="normal" fo:font-weight="normal"/>
    </style:style>
    <style:style style:name="T12" style:family="text">
      <style:text-properties fo:font-variant="normal" fo:text-transform="none" fo:color="#404040" fo:font-size="13.5pt" fo:letter-spacing="normal" fo:font-style="normal" fo:font-weight="bold"/>
    </style:style>
    <style:style style:name="T13" style:family="text">
      <style:text-properties fo:font-variant="normal" fo:text-transform="none" fo:color="#404040" style:font-name="Arial" fo:font-size="13.5pt" fo:letter-spacing="normal" fo:font-style="normal"/>
    </style:style>
    <style:style style:name="T14" style:family="text">
      <style:text-properties fo:font-variant="normal" fo:text-transform="none" fo:color="#404040" style:font-name="Arial" fo:font-size="13.5pt" fo:letter-spacing="normal" fo:font-style="normal" fo:font-weight="normal"/>
    </style:style>
    <style:style style:name="T15" style:family="text">
      <style:text-properties fo:font-variant="normal" fo:text-transform="none" fo:color="#404040" style:font-name="Arial" fo:font-size="13.5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404040" style:font-name="Arial" fo:font-size="13.5pt" fo:letter-spacing="normal" fo:font-style="normal" fo:font-weight="bold"/>
    </style:style>
    <style:style style:name="T17" style:family="text">
      <style:text-properties fo:font-variant="normal" fo:text-transform="none" fo:color="#404040" style:font-name="Arial" fo:font-size="13.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404040" style:font-name="Arial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40404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404040" style:font-name="Arial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404040" style:font-name="Arial" fo:font-size="12pt" fo:letter-spacing="normal" fo:font-style="normal" fo:font-weight="bold" style:font-size-asian="12pt" style:font-size-complex="12pt"/>
    </style:style>
    <style:style style:name="T22" style:family="text">
      <style:text-properties fo:font-variant="normal" fo:text-transform="none" fo:color="#40404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404040" style:font-name="Arial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fo:color="#404040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404040" fo:font-size="12pt" fo:letter-spacing="normal" fo:font-style="normal" fo:font-weight="bold" style:font-size-asian="12pt" style:font-size-complex="12pt"/>
    </style:style>
    <style:style style:name="T26" style:family="text">
      <style:text-properties fo:color="#222222"/>
    </style:style>
    <style:style style:name="T27" style:family="text">
      <style:text-properties fo:color="#222222" style:font-name="arial" fo:font-size="12pt"/>
    </style:style>
    <style:style style:name="T28" style:family="text">
      <style:text-properties fo:color="#222222" style:font-name="arial" fo:font-size="12pt" fo:font-weight="bold"/>
    </style:style>
    <style:style style:name="T29" style:family="text">
      <style:text-properties fo:color="#222222" fo:font-size="12pt"/>
    </style:style>
    <style:style style:name="T30" style:family="text">
      <style:text-properties fo:color="#404040"/>
    </style:style>
    <style:style style:name="T31" style:family="text">
      <style:text-properties fo:color="#404040" style:font-name="Source Sans Pro"/>
    </style:style>
    <style:style style:name="T32" style:family="text">
      <style:text-properties fo:color="#404040" style:font-name="Source Sans Pro" fo:font-size="13.5pt"/>
    </style:style>
    <style:style style:name="T33" style:family="text">
      <style:text-properties fo:color="#404040" style:font-name="Source Sans Pro" fo:font-size="13.5pt" fo:font-weight="bold"/>
    </style:style>
    <style:style style:name="T34" style:family="text">
      <style:text-properties fo:color="#404040" style:font-name="Source Sans Pro" fo:font-weight="bold"/>
    </style:style>
    <style:style style:name="T35" style:family="text">
      <style:text-properties fo:color="#404040" fo:font-weight="bold"/>
    </style:style>
    <style:style style:name="T36" style:family="text">
      <style:text-properties fo:color="#404040" fo:font-weight="bold" style:font-weight-asian="bold" style:font-weight-complex="bold"/>
    </style:style>
    <style:style style:name="T37" style:family="text">
      <style:text-properties fo:color="#404040" style:font-weight-asian="normal" style:font-weight-complex="normal"/>
    </style:style>
    <style:style style:name="T38" style:family="text">
      <style:text-properties fo:color="#404040" fo:font-weight="normal" style:font-weight-asian="normal" style:font-weight-complex="normal"/>
    </style:style>
    <style:style style:name="T39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entar entre vosotros y documentar la respuesta a preguntas cómo:</text:p>
      <text:list xml:id="list1674247613913919760" text:style-name="L1">
        <text:list-header>
          <text:p text:style-name="P6">1-¿ Qué es un grupo?</text:p>
          <text:p text:style-name="P6"><text:span text:style-name="T37">Un grupo es un </text:span><text:span text:style-name="Strong_20_Emphasis"><text:span text:style-name="T38">conjunto de personas, animales o cosas </text:span></text:span><text:span text:style-name="T37">que comparten ciertas características o que se encuentran reunidas por alguna circunstancia.</text:span></text:p>
        </text:list-header>
      </text:list>
      <text:p text:style-name="P4"><text:span text:style-name="T19">Generalmente, los miembros de los grupos tienen </text:span><text:span text:style-name="Strong_20_Emphasis"><text:span text:style-name="T19">autonomía </text:span></text:span><text:span text:style-name="T19">aunque compartan objetivos comunes o tengan un mismo líder, pues para realizar sus labores no dependen de los demás.</text:span></text:p>
      <text:p text:style-name="P4"><text:span text:style-name="T19">En el ámbito de trabajo, los compañeros de grupo pueden realizar sus labores respondiendo en forma </text:span><text:span text:style-name="Strong_20_Emphasis"><text:span text:style-name="T19">individual </text:span></text:span><text:span text:style-name="T19">por el aporte realizado.</text:span></text:p>
      <text:p text:style-name="P2">Un ejemplo de esto podrían ser los profesores de una escuela, quienes conforman un grupo que realiza el mismo trabajo y tiene un jefe en común, que es el director de la escuela.</text:p>
      <text:p text:style-name="P3"><text:span text:style-name="T39">Sin embargo, cada profesor es responsable de su labor en el aula, pues no depende de los demás profesores para dar sus clases, pudiendo ser excelente o desempeñarse de forma mediocre sin afectar directamente el trabajo de los demás.</text:span></text:p>
      <text:list xml:id="list32750145" text:continue-numbering="true" text:style-name="L1">
        <text:list-item>
          <text:list>
            <text:list-item>
              <text:list>
                <text:list-header>
                  <text:p text:style-name="P8"><text:span text:style-name="T2"><text:s/>Conjunto de personas</text:span><text:span text:style-name="T4"> </text:span><text:span text:style-name="T2">que están juntos y tienen alguna característica común.</text:span></text:p>
                  <text:p text:style-name="P6">2-¿ Qué es un equipo? </text:p>
                </text:list-header>
              </text:list>
            </text:list-item>
          </text:list>
        </text:list-item>
      </text:list>
      <text:p text:style-name="P4"><text:span text:style-name="T19">El equipo es un conjunto de personas que </text:span><text:span text:style-name="Strong_20_Emphasis"><text:span text:style-name="T19">actúan mancomunadamente </text:span></text:span><text:span text:style-name="T19">y se apoyan equitativamente para lograr un fin común.</text:span></text:p>
      <text:p text:style-name="P4"><text:span text:style-name="T19">En los equipos, es indispensable la </text:span><text:span text:style-name="Strong_20_Emphasis"><text:span text:style-name="T19">cohesión </text:span></text:span><text:span text:style-name="T19">entre sus integrantes para poder lograr óptimos resultados y cumplir así su propósito.</text:span></text:p>
      <text:p text:style-name="P4"><text:span text:style-name="T19">Por esta razón, los miembros de los equipos se apoyan los unos a los otros y </text:span><text:span text:style-name="Strong_20_Emphasis"><text:span text:style-name="T19">colaboran </text:span></text:span><text:span text:style-name="T19">entre ellos para mejorar juntos su desempeño. En este sentido, realizan sus funciones de forma mancomunada, con la participación y el aporte de todos, respondiendo en forma colectiva por el trabajo realizado.</text:span></text:p>
      <text:p text:style-name="P2">Ejemplos de equipos son los que se conforman en los deportes, como el baloncesto, el fútbol o el béisbol. Aquí se forma un colectivo dirigido por un capitán, cada uno de los miembros ocupa una posición diferente, pero todos realizan aportes y persiguen un mismo propósito que es el triunfo del equipo. Para lograrlo todos deben actuar conjuntamente.</text:p>
      <text:list xml:id="list32754163" text:continue-numbering="true" text:style-name="L1">
        <text:list-item>
          <text:list>
            <text:list-item>
              <text:list>
                <text:list-header>
                  <text:p text:style-name="P6"><text:span text:style-name="T26">Grupo de personas que se organiza para realizar una actividad o trabajo</text:span> </text:p>
                  <text:p text:style-name="P6">3-¿ Cuáles son las principales diferencias? </text:p>
                  <text:p text:style-name="P6">El equipo esta organizado y el grupo no.</text:p>
                  <text:p text:style-name="P1">El equipo de trabajo responde en su conjunto del trabajo realizado mientras que en el grupo de trabajo cada persona responde individualmente. </text:p>
                  <text:p text:style-name="P6">4-¿ Cuáles son las principales semejanzas?</text:p>
                  <text:p text:style-name="P6">Que tienen un objetivo en común</text:p>
                  <text:p text:style-name="P6"><text:a xlink:type="simple" xlink:href="https://cuadrocomparativo.org/cuadros-comparativos-diferencias-entre-grupo-y-equipo/" text:style-name="Internet_20_link" text:visited-style-name="Visited_20_Internet_20_Link">https://cuadrocomparativo.org/cuadros-comparativos-diferencias-entre-grupo-y-equipo/</text:a> </text:p>
                </text:list-header>
              </text:list>
            </text:list-item>
          </text:list>
        </text:list-item>
      </text:list>
      <text:list xml:id="list4226584027773819791" text:style-name="L2">
        <text:list-header>
          <text:p text:style-name="P7"/>
          <text:p text:style-name="P7"/>
          <text:p text:style-name="P7"/>
          <text:p text:style-name="P7"/>
          <text:p text:style-name="P7"><text:soft-page-break/>5-Principales características de un equipo.</text:p>
        </text:list-header>
      </text:list>
      <text:p text:style-name="P5"/>
      <text:p text:style-name="P5">6-Roles y tareas</text:p>
      <text:p text:style-name="P5"/>
      <text:p text:style-name="P5"><text:s/>7-Antes de empezar a trabajar como equipo ¿ Qué necesitamos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Helvetica, Arial, sans-serif"/>
    <style:font-face style:name="Source Sans Pro" svg:font-family="'Source Sans Pro', Helvetica, Arial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9T11:59:22.46</meta:creation-date>
    <meta:document-statistic meta:table-count="0" meta:image-count="0" meta:object-count="0" meta:page-count="2" meta:paragraph-count="23" meta:word-count="410" meta:character-count="2529"/>
    <dc:date>2019-09-09T12:54:03.92</dc:date>
    <meta:editing-duration>PT24M21S</meta:editing-duration>
    <meta:editing-cycles>1</meta:editing-cycles>
    <meta:generator>OpenOffice/4.1.3$Win32 OpenOffice.org_project/413m1$Build-9783</meta:generator>
  </office:meta>
</office:document-meta>
</file>